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T Sans" fo:font-size="20pt" fo:language="ru" fo:country="RU" officeooo:rsid="0019e53c" officeooo:paragraph-rsid="0019e53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PT Sans" fo:font-size="20pt" fo:language="ru" fo:country="RU" officeooo:rsid="0019e53c" officeooo:paragraph-rsid="001ac79f" style:font-size-asian="20pt" style:font-size-complex="20pt"/>
    </style:style>
    <style:style style:name="P3" style:family="paragraph" style:parent-style-name="Standard">
      <style:paragraph-properties fo:margin-top="0cm" fo:margin-bottom="2.799cm" loext:contextual-spacing="false"/>
      <style:text-properties style:font-name="PT Sans" fo:font-size="38pt" fo:language="ru" fo:country="RU" officeooo:rsid="0019e53c" officeooo:paragraph-rsid="0019e53c" style:font-size-asian="38pt" style:font-size-complex="38pt"/>
    </style:style>
    <style:style style:name="P4" style:family="paragraph" style:parent-style-name="Standard">
      <style:paragraph-properties fo:margin-top="0cm" fo:margin-bottom="2.799cm" loext:contextual-spacing="false" fo:break-before="page"/>
      <style:text-properties style:font-name="PT Sans" fo:font-size="38pt" fo:language="ru" fo:country="RU" officeooo:rsid="0019e53c" officeooo:paragraph-rsid="001ac79f" style:font-size-asian="38pt" style:font-size-complex="38pt"/>
    </style:style>
    <style:style style:name="P5" style:family="paragraph" style:parent-style-name="Standard">
      <style:paragraph-properties fo:margin-top="0cm" fo:margin-bottom="3.799cm" loext:contextual-spacing="false"/>
      <style:text-properties style:font-name="PT Sans" fo:font-size="125pt" fo:language="ru" fo:country="RU" fo:font-weight="bold" officeooo:rsid="0019e53c" officeooo:paragraph-rsid="0019e53c" style:font-size-asian="125pt" style:font-weight-asian="bold" style:font-size-complex="125pt" style:font-weight-complex="bold"/>
    </style:style>
    <style:style style:name="P6" style:family="paragraph" style:parent-style-name="Standard">
      <style:paragraph-properties fo:margin-top="0cm" fo:margin-bottom="3.799cm" loext:contextual-spacing="false"/>
      <style:text-properties style:font-name="PT Sans" fo:font-size="125pt" fo:language="ru" fo:country="RU" fo:font-weight="bold" officeooo:rsid="0019e53c" officeooo:paragraph-rsid="001ac79f" style:font-size-asian="125pt" style:font-weight-asian="bold" style:font-size-complex="125pt" style:font-weight-complex="bold"/>
    </style:style>
    <style:style style:name="P7" style:family="paragraph" style:parent-style-name="Standard">
      <style:paragraph-properties fo:margin-top="0cm" fo:margin-bottom="3.799cm" loext:contextual-spacing="false"/>
      <style:text-properties style:font-name="PT Sans" fo:font-size="125pt" fo:language="ru" fo:country="RU" fo:font-weight="bold" officeooo:rsid="001ac79f" officeooo:paragraph-rsid="001ac79f" style:font-size-asian="125pt" style:font-weight-asian="bold" style:font-size-complex="125pt" style:font-weight-complex="bold"/>
    </style:style>
    <style:style style:name="T1" style:family="text">
      <style:text-properties fo:font-size="42pt" style:font-size-asian="36.75pt" style:font-size-complex="42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c79f"/>
    </style:style>
    <style:style style:name="T4" style:family="text">
      <style:text-properties fo:language="en" fo:country="US" officeooo:rsid="001c7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1 <text:span text:style-name="T1">кабинет</text:span></text:p>
      <text:p text:style-name="P5">7 класс</text:p>
      <text:p text:style-name="P1">Летняя математическая школа ЛНМО</text:p>
      <text:p text:style-name="P4">1<text:span text:style-name="T3">6</text:span> <text:span text:style-name="T1">кабинет</text:span></text:p>
      <text:p text:style-name="P6"><text:span text:style-name="T3">8</text:span> класс</text:p>
      <text:p text:style-name="P2">Летняя математическая школа ЛНМО</text:p>
      <text:p text:style-name="P4"><text:span text:style-name="T3">32</text:span> <text:span text:style-name="T1">кабинет</text:span></text:p>
      <text:p text:style-name="P6"><text:span text:style-name="T3">9</text:span> класс</text:p>
      <text:p text:style-name="P2">Летняя математическая школа ЛНМО</text:p>
      <text:p text:style-name="P4">1<text:span text:style-name="T3">5</text:span> <text:span text:style-name="T1">кабинет</text:span></text:p>
      <text:p text:style-name="P6"><text:span text:style-name="T3">10</text:span> класс</text:p>
      <text:p text:style-name="P2">Летняя математическая школа ЛНМО</text:p>
      <text:p text:style-name="P4">1<text:span text:style-name="T3">3</text:span> <text:span text:style-name="T1">кабинет</text:span></text:p>
      <text:p text:style-name="P6"><text:span text:style-name="T3">11</text:span> класс</text:p>
      <text:p text:style-name="P2">Летняя математическая школа ЛНМО</text:p>
      <text:p text:style-name="P4">1<text:span text:style-name="T3">0</text:span> <text:span text:style-name="T1">кабинет</text:span></text:p>
      <text:p text:style-name="P7">Кружок <text:span text:style-name="T2">(II)</text:span></text:p>
      <text:p text:style-name="P2">Летняя математическая школа ЛНМО</text:p>
      <text:p text:style-name="P4"><text:span text:style-name="T3">25</text:span> <text:span text:style-name="T1">кабинет</text:span></text:p>
      <text:p text:style-name="P7">Кружок <text:span text:style-name="T2">(III)</text:span></text:p>
      <text:p text:style-name="P2">Летняя математическая школа ЛНМО</text:p>
      <text:p text:style-name="P4"><text:span text:style-name="T4">33</text:span> <text:span text:style-name="T1">кабинет</text:span></text:p>
      <text:p text:style-name="P7">Кружок <text:span text:style-name="T2">(IV)</text:span></text:p>
      <text:p text:style-name="P2">Летняя математическая школа ЛНМ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701cm" fo:margin-bottom="2.701cm" fo:margin-left="2.701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23:44:31.203000000</meta:creation-date>
    <dc:date>2018-07-21T23:56:49.476000000</dc:date>
    <meta:editing-duration>PT11M10S</meta:editing-duration>
    <meta:editing-cycles>3</meta:editing-cycles>
    <meta:generator>LibreOffice/6.0.2.1$Windows_X86_64 LibreOffice_project/f7f06a8f319e4b62f9bc5095aa112a65d2f3ac89</meta:generator>
    <meta:document-statistic meta:table-count="0" meta:image-count="0" meta:object-count="0" meta:page-count="8" meta:paragraph-count="24" meta:word-count="64" meta:character-count="407" meta:non-whitespace-character-count="367"/>
  </office:meta>
</office:document-meta>
</file>